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715in" style:rel-column-width="13429*"/>
    </style:style>
    <style:style style:name="Table1.B" style:family="table-column">
      <style:table-column-properties style:column-width="5.3215in" style:rel-column-width="52106*"/>
    </style:style>
    <style:style style:name="Table1.1" style:family="table-row">
      <style:table-row-properties style:min-row-height="0.7882in"/>
    </style:style>
    <style:style style:name="Table1.A1" style:family="table-cell">
      <style:table-cell-properties fo:background-color="transparent" fo:padding-left="0.2in" fo:padding-right="0.2in" fo:padding-top="0.0597in" fo:padding-bottom="0.0597in" fo:border-left="none" fo:border-right="none" fo:border-top="none" fo:border-bottom="0.25pt solid #b2b2b2" style:writing-mode="page">
        <style:background-image/>
      </style:table-cell-properties>
    </style:style>
    <style:style style:name="Table1.B1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B2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B3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B4" style:family="table-cell">
      <style:table-cell-properties fo:padding-left="0.2in" fo:padding-right="0.2in" fo:padding-top="0.0597in" fo:padding-bottom="0.0597in" fo:border-left="2pt solid #000000" fo:border-right="none" fo:border-top="none" fo:border-bottom="0.25pt solid #b2b2b2"/>
    </style:style>
    <style:style style:name="Table1.A5" style:family="table-cell">
      <style:table-cell-properties fo:background-color="transparent" fo:padding-left="0.2in" fo:padding-right="0.2in" fo:padding-top="0.0597in" fo:padding-bottom="0.0597in" fo:border="none" style:writing-mode="page">
        <style:background-image/>
      </style:table-cell-properties>
    </style:style>
    <style:style style:name="Table1.B5" style:family="table-cell">
      <style:table-cell-properties fo:padding-left="0.2in" fo:padding-right="0.2in" fo:padding-top="0.0597in" fo:padding-bottom="0.0597in" fo:border-left="2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3262df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paragraph-properties fo:margin-left="0.4925in" fo:margin-right="0in" fo:text-indent="0in" style:auto-text-indent="false"/>
      <style:text-properties officeooo:rsid="001414b3" officeooo:paragraph-rsid="001414b3"/>
    </style:style>
    <style:style style:name="P4" style:family="paragraph" style:parent-style-name="Table_20_Contents">
      <style:paragraph-properties fo:margin-left="0.4925in" fo:margin-right="0in" fo:text-indent="0in" style:auto-text-indent="false"/>
      <style:text-properties fo:font-weight="bold" officeooo:rsid="001414b3" style:font-weight-asian="bold" style:font-weight-complex="bold"/>
    </style:style>
    <style:style style:name="P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weight="normal" officeooo:paragraph-rsid="001c0b67" style:font-weight-asian="normal" style:font-weight-complex="normal"/>
    </style:style>
    <style:style style:name="P6" style:family="paragraph" style:parent-style-name="Table_20_Contents">
      <style:paragraph-properties fo:margin-left="0.4925in" fo:margin-right="0in" fo:margin-top="0.0799in" fo:margin-bottom="0in" style:contextual-spacing="false" fo:text-align="justify" style:justify-single-word="false" fo:text-indent="0in" style:auto-text-indent="false"/>
      <style:text-properties officeooo:rsid="0016e443" officeooo:paragraph-rsid="0016e443"/>
    </style:style>
    <style:style style:name="P7" style:family="paragraph" style:parent-style-name="Table_20_Contents">
      <style:paragraph-properties fo:margin-left="0.4925in" fo:margin-right="0in" fo:margin-top="0.0799in" fo:margin-bottom="0in" style:contextual-spacing="false" fo:text-align="justify" style:justify-single-word="false" fo:text-indent="0in" style:auto-text-indent="false"/>
      <style:text-properties fo:language="en" fo:country="US" fo:font-weight="normal" officeooo:rsid="00179775" officeooo:paragraph-rsid="00179775" style:font-weight-asian="normal" style:font-weight-complex="normal"/>
    </style:style>
    <style:style style:name="P8" style:family="paragraph" style:parent-style-name="Table_20_Contents">
      <style:text-properties fo:font-weight="bold" officeooo:paragraph-rsid="001aa265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officeooo:rsid="00263abb" officeooo:paragraph-rsid="00263abb"/>
    </style:style>
    <style:style style:name="P10" style:family="paragraph" style:parent-style-name="Table_20_Contents">
      <style:paragraph-properties fo:margin-top="0.0799in" fo:margin-bottom="0in" style:contextual-spacing="false"/>
      <style:text-properties fo:font-weight="bold" officeooo:paragraph-rsid="0016e443" style:font-weight-asian="bold" style:font-weight-complex="bold"/>
    </style:style>
    <style:style style:name="P11" style:family="paragraph" style:parent-style-name="Table_20_Contents">
      <style:paragraph-properties fo:margin-top="0.0799in" fo:margin-bottom="0in" style:contextual-spacing="false"/>
      <style:text-properties fo:font-weight="bold" officeooo:rsid="0014276f" officeooo:paragraph-rsid="0015f2f5" style:font-weight-asian="bold" style:font-weight-complex="bold"/>
    </style:style>
    <style:style style:name="P12" style:family="paragraph" style:parent-style-name="Table_20_Contents">
      <style:paragraph-properties fo:margin-top="0.0799in" fo:margin-bottom="0in" style:contextual-spacing="false"/>
      <style:text-properties fo:font-weight="bold" officeooo:rsid="0015f2f5" officeooo:paragraph-rsid="002bb1b3" style:font-weight-asian="bold" style:font-weight-complex="bold"/>
    </style:style>
    <style:style style:name="P13" style:family="paragraph" style:parent-style-name="Table_20_Contents">
      <style:paragraph-properties fo:margin-left="0in" fo:margin-right="0in" fo:margin-top="0.0799in" fo:margin-bottom="0in" style:contextual-spacing="false" fo:text-indent="0in" style:auto-text-indent="false"/>
      <style:text-properties officeooo:rsid="001b1810" officeooo:paragraph-rsid="001b1810"/>
    </style:style>
    <style:style style:name="P14" style:family="paragraph" style:parent-style-name="Table_20_Contents">
      <style:paragraph-properties fo:margin-left="0in" fo:margin-right="0in" fo:margin-top="0.0799in" fo:margin-bottom="0in" style:contextual-spacing="false" fo:text-indent="0in" style:auto-text-indent="false"/>
      <style:text-properties fo:font-weight="bold" officeooo:rsid="0018e67f" officeooo:paragraph-rsid="002bb1b3" style:font-weight-asian="bold" style:font-weight-complex="bold"/>
    </style:style>
    <style:style style:name="P15" style:family="paragraph" style:parent-style-name="Table_20_Contents">
      <style:paragraph-properties fo:margin-left="0in" fo:margin-right="0in" fo:margin-top="0.0402in" fo:margin-bottom="0.0402in" style:contextual-spacing="false" fo:text-align="justify" style:justify-single-word="false" fo:text-indent="0in" style:auto-text-indent="false"/>
      <style:text-properties fo:font-weight="bold" officeooo:rsid="001b1810" officeooo:paragraph-rsid="001b1810" style:font-weight-asian="bold" style:font-weight-complex="bold"/>
    </style:style>
    <style:style style:name="P16" style:family="paragraph" style:parent-style-name="Table_20_Contents">
      <style:paragraph-properties fo:margin-left="0in" fo:margin-right="0in" fo:margin-top="0.0402in" fo:margin-bottom="0.0402in" style:contextual-spacing="false" fo:text-align="justify" style:justify-single-word="false" fo:text-indent="0in" style:auto-text-indent="false"/>
      <style:text-properties fo:font-weight="bold" officeooo:rsid="001be20a" officeooo:paragraph-rsid="001be20a" style:font-weight-asian="bold" style:font-weight-complex="bold"/>
    </style:style>
    <style:style style:name="P17" style:family="paragraph" style:parent-style-name="Standard">
      <style:paragraph-properties fo:margin-left="0in" fo:margin-right="0in" fo:margin-top="0.0402in" fo:margin-bottom="0.0402in" style:contextual-spacing="false" fo:text-align="justify" style:justify-single-word="false" fo:text-indent="0in" style:auto-text-indent="false"/>
      <style:text-properties officeooo:rsid="001b1810" officeooo:paragraph-rsid="001b1810"/>
    </style:style>
    <style:style style:name="P18" style:family="paragraph" style:parent-style-name="Title">
      <style:paragraph-properties fo:break-before="page"/>
    </style:style>
    <style:style style:name="P19" style:family="paragraph" style:parent-style-name="Heading">
      <style:paragraph-properties fo:text-align="center" style:justify-single-word="false"/>
    </style:style>
    <style:style style:name="P20" style:family="paragraph" style:parent-style-name="Heading">
      <style:paragraph-properties fo:text-align="center" style:justify-single-word="false"/>
      <style:text-properties officeooo:paragraph-rsid="0045abb5"/>
    </style:style>
    <style:style style:name="T1" style:family="text">
      <style:text-properties officeooo:rsid="0015f2f5"/>
    </style:style>
    <style:style style:name="T2" style:family="text">
      <style:text-properties officeooo:rsid="0016e44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79775"/>
    </style:style>
    <style:style style:name="T5" style:family="text">
      <style:text-properties fo:language="en" fo:country="US" officeooo:rsid="0018e67f"/>
    </style:style>
    <style:style style:name="T6" style:family="text">
      <style:text-properties fo:language="en" fo:country="US" officeooo:rsid="001aa265"/>
    </style:style>
    <style:style style:name="T7" style:family="text">
      <style:text-properties fo:language="en" fo:country="US" officeooo:rsid="001c0b67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officeooo:rsid="0017b60f"/>
    </style:style>
    <style:style style:name="T10" style:family="text">
      <style:text-properties officeooo:rsid="0018e67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e20a" style:font-weight-asian="bold" style:font-weight-complex="bold"/>
    </style:style>
    <style:style style:name="T13" style:family="text">
      <style:text-properties fo:font-weight="bold" officeooo:rsid="001d8d73" style:font-weight-asian="bold" style:font-weight-complex="bold"/>
    </style:style>
    <style:style style:name="T14" style:family="text">
      <style:text-properties officeooo:rsid="001aa265"/>
    </style:style>
    <style:style style:name="T15" style:family="text">
      <style:text-properties officeooo:rsid="001b1810"/>
    </style:style>
    <style:style style:name="T16" style:family="text">
      <style:text-properties officeooo:rsid="001be20a"/>
    </style:style>
    <style:style style:name="T17" style:family="text">
      <style:text-properties officeooo:rsid="001f89d2"/>
    </style:style>
    <style:style style:name="T18" style:family="text">
      <style:text-properties officeooo:rsid="0020352a"/>
    </style:style>
    <style:style style:name="T19" style:family="text">
      <style:text-properties officeooo:rsid="0020f9ef"/>
    </style:style>
    <style:style style:name="T20" style:family="text">
      <style:text-properties officeooo:rsid="0022ac96"/>
    </style:style>
    <style:style style:name="T21" style:family="text">
      <style:text-properties officeooo:rsid="00265813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2ac96" style:font-weight-asian="normal" style:font-weight-complex="normal"/>
    </style:style>
    <style:style style:name="T24" style:family="text">
      <style:text-properties fo:font-weight="normal" officeooo:rsid="0020f9ef" style:font-weight-asian="normal" style:font-weight-complex="normal"/>
    </style:style>
    <style:style style:name="T25" style:family="text">
      <style:text-properties fo:font-weight="normal" officeooo:rsid="0016e443" style:font-weight-asian="normal" style:font-weight-complex="normal"/>
    </style:style>
    <style:style style:name="T26" style:family="text">
      <style:text-properties fo:font-weight="normal" officeooo:rsid="0017b60f" style:font-weight-asian="normal" style:font-weight-complex="normal"/>
    </style:style>
    <style:style style:name="T27" style:family="text">
      <style:text-properties fo:font-weight="normal" officeooo:rsid="002e65a2" style:font-weight-asian="normal" style:font-weight-complex="normal"/>
    </style:style>
    <style:style style:name="T28" style:family="text">
      <style:text-properties fo:font-weight="normal" officeooo:rsid="004107aa" style:font-weight-asian="normal" style:font-weight-complex="normal"/>
    </style:style>
    <style:style style:name="T29" style:family="text">
      <style:text-properties officeooo:rsid="002a8e01"/>
    </style:style>
    <style:style style:name="T30" style:family="text">
      <style:text-properties officeooo:rsid="002bb1b3"/>
    </style:style>
    <style:style style:name="T31" style:family="text">
      <style:text-properties officeooo:rsid="002d3012"/>
    </style:style>
    <style:style style:name="T32" style:family="text">
      <style:text-properties officeooo:rsid="002fadf0"/>
    </style:style>
    <style:style style:name="T33" style:family="text">
      <style:text-properties officeooo:rsid="0031a0dc"/>
    </style:style>
    <style:style style:name="T34" style:family="text">
      <style:text-properties officeooo:rsid="0036d9af"/>
    </style:style>
    <style:style style:name="T35" style:family="text">
      <style:text-properties officeooo:rsid="0042bf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8">C</text:span>urriculum <text:span text:style-name="T18">V</text:span>ita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Personal information</text:p>
          </table:table-cell>
          <table:table-cell table:style-name="Table1.B4" office:value-type="string">
            <text:p text:style-name="P4">Mróz Krzysztof</text:p>
            <text:p text:style-name="P3">ul. Startowa 11c/4</text:p>
            <text:p text:style-name="P3">80-461, Gdańsk</text:p>
            <text:p text:style-name="P3">514-185-121</text:p>
            <text:p text:style-name="P3">developer@mrozo.pl</text:p>
          </table:table-cell>
        </table:table-row>
        <table:table-row table:style-name="Table1.1">
          <table:table-cell table:style-name="Table1.A1" office:value-type="string">
            <text:p text:style-name="P19">Work experience</text:p>
          </table:table-cell>
          <table:table-cell table:style-name="Table1.B4" office:value-type="string">
            <text:p text:style-name="P11">2013 – 2014 – <text:span text:style-name="T1">BIOS Software engineer, Intel Technology Poland</text:span></text:p>
            <text:p text:style-name="P6">UEFI BIOS programmer, low level <text:span text:style-name="T17">OO </text:span>C programming, international cooperation on projects including remote computer management capabilities built in <text:span text:style-name="T16">to </text:span>the firmware.</text:p>
            <text:p text:style-name="P10"><text:span text:style-name="T2">2013 VII – </text:span><text:bookmark text:name="result_box"/><text:span text:style-name="T3">apprenticeship, </text:span><text:span text:style-name="T4">Honeti</text:span></text:p>
            <text:p text:style-name="P7"><text:span text:style-name="T15">Analysis</text:span> and <text:span text:style-name="T15">comparison</text:span> of <text:span text:style-name="T15">available</text:span> GIS services, <text:span text:style-name="T34">analysis</text:span> and implementation of both allegro WebAPI or <text:s/>Ebay Web API <text:s/>basic PHP SDK.</text:p>
            <text:p text:style-name="P12">2008 – 2011 – Technician, <text:span text:style-name="T2">ArtZoneEvents</text:span><text:span text:style-name="T25">, m</text:span><text:span text:style-name="T26">ostly weekend job.</text:span></text:p>
            <text:p text:style-name="P14"><text:span text:style-name="T9">2011 – NOW() - technician, ArBuzz</text:span><text:span text:style-name="T26">, </text:span><text:span text:style-name="T27">occasional</text:span></text:p>
            <text:p text:style-name="P6">Various tasks related to mass events, concerts, <text:span text:style-name="T30">multimedia installations </text:span>etc. - starting from putting equipment in place, to setting up and management of multimedia systems, creating <text:span text:style-name="T31">cases and </text:span>simple web GUI for them. <text:span text:style-name="T32">Even selling tickets</text:span>. </text:p>
            <text:p text:style-name="P13"><text:span text:style-name="T13">Occasional</text:span><text:span text:style-name="T11"> - created few web pages/</text:span><text:span text:style-name="T12">cut wordpress templates</text:span></text:p>
          </table:table-cell>
        </table:table-row>
        <table:table-row table:style-name="Table1.1">
          <table:table-cell table:style-name="Table1.A1" office:value-type="string">
            <text:p text:style-name="P19">Education</text:p>
          </table:table-cell>
          <table:table-cell table:style-name="Table1.B4" office:value-type="string">
            <text:p text:style-name="P8"><text:span text:style-name="T14">2014 – NOW() - Ongoing, </text:span>Master of Science <text:span text:style-name="T14">in Electronics</text:span></text:p>
            <text:p text:style-name="P5"><text:span text:style-name="T3">Further specialization</text:span><text:span text:style-name="T6">s</text:span><text:span text:style-name="T3"> – </text:span><text:span text:style-name="T6">Computer Based Systems, Embedded <text:s/>Systems. </text:span><text:span text:style-name="T7">Faculty: ETI at Gdańsk University of Technology</text:span></text:p>
            <text:p text:style-name="P8"><text:span text:style-name="T10">2011 - 2014 – <text:s/></text:span><text:bookmark text:name="tw-target-text"/><text:span text:style-name="T3">Engineering academic degree </text:span><text:span text:style-name="T5">in Electronics</text:span></text:p>
            <text:p text:style-name="P5"><text:bookmark text:name="result_box1"/><text:span text:style-name="T3">Further specialization – </text:span><text:span text:style-name="T6">Computer based systems. </text:span><text:span text:style-name="T7">Faculty: ETI at Gdańsk University of Technology</text:span></text:p>
          </table:table-cell>
        </table:table-row>
        <table:table-row table:style-name="Table1.1">
          <table:table-cell table:style-name="Table1.A1" office:value-type="string">
            <text:p text:style-name="P19">Skills</text:p>
          </table:table-cell>
          <table:table-cell table:style-name="Table1.B4" office:value-type="string">
            <text:p text:style-name="P17"><text:bookmark text:name="result_box2"/><text:span text:style-name="T8">Intermediate: </text:span>Low level <text:span text:style-name="T20">OOP in </text:span>C, high level C# and python programming, micro-controller based electronic projects, <text:span text:style-name="T19">electronic circuits design and manufacturing.</text:span></text:p>
            <text:p text:style-name="P15">Basic: <text:span text:style-name="T22">PHP+MySql</text:span><text:span text:style-name="T28">+JS</text:span><text:span text:style-name="T22"> web systems, <text:s/>VHDL/Verilog fpga programming.</text:span></text:p>
            <text:p text:style-name="P16">Other: <text:span text:style-name="T23">Well versed in</text:span><text:span text:style-name="T22"> Debian based OS </text:span><text:span text:style-name="T24">administration</text:span><text:span text:style-name="T22">, including small server/NAS applications. Bash scripting</text:span></text:p>
          </table:table-cell>
        </table:table-row>
        <table:table-row table:style-name="Table1.1">
          <table:table-cell table:style-name="Table1.A5" office:value-type="string">
            <text:p text:style-name="P19"><text:span text:style-name="T29">Hobbies and </text:span>Interests</text:p>
          </table:table-cell>
          <table:table-cell table:style-name="Table1.B5" office:value-type="string">
            <text:p text:style-name="P9">DIY <text:span text:style-name="T35">electronics and electromechanics</text:span>, <text:span text:style-name="T21">breaking warranty seals</text:span>, <text:span text:style-name="T30">personal distributed NAS, networking/connecting existing systems,</text:span> <text:span text:style-name="T33">searching for and analyzing available tools, all in all - hacking.</text:span> <text:span text:style-name="T35">Also g</text:span>ood board games, good company and bad girl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fo:font-size="10pt" officeooo:paragraph-rsid="003262d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651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footer>
        <text:p text:style-name="MP1">Wyrażam zgodę na przetwarzanie moich danych osobowych zawartych w mojej ofercie pracy dla potrzeb niezbędnych do realizacji procesu rekrutacji (zgodnie z Ustawą z dnia 29.08.1997 roku o Ochronie Danych Osobowych; tekst jednolity: Dz. U. z 2002r. Nr 101, poz. 926 ze zm.)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08:23:23.551786265</meta:creation-date>
    <dc:date>2015-10-14T09:24:03.958170724</dc:date>
    <meta:editing-duration>PT6H3M37S</meta:editing-duration>
    <meta:editing-cycles>43</meta:editing-cycles>
    <meta:generator>LibreOffice/4.2.8.2$Linux_X86_64 LibreOffice_project/420m0$Build-2</meta:generator>
    <meta:document-statistic meta:table-count="1" meta:image-count="0" meta:object-count="0" meta:page-count="1" meta:paragraph-count="28" meta:word-count="292" meta:character-count="2132" meta:non-whitespace-character-count="1852"/>
  </office:meta>
</office:document-meta>
</file>